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729fcf" draw:opacity="50%" draw:textarea-horizontal-align="justify" draw:textarea-vertical-align="middle" draw:auto-grow-height="false" fo:min-height="0.986cm" fo:min-width="4.54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36cm" fo:min-width="0.18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color="#ffffff" svg:stroke-opacity="0%" draw:stroke-linejoin="none" draw:fill-color="#ffffff" draw:opacity="1%" draw:textarea-horizontal-align="justify" draw:textarea-vertical-align="middle" draw:auto-grow-height="false" fo:min-height="8.005cm" fo:min-width="0cm"/>
    </style:style>
    <style:style style:name="gr4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ff0000" draw:textarea-horizontal-align="justify" draw:textarea-vertical-align="middle" draw:auto-grow-height="false" fo:min-height="0.385cm" fo:min-width="0.135cm"/>
    </style:style>
    <style:style style:name="gr6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17cm" fo:min-width="3.056cm"/>
      <style:paragraph-properties style:writing-mode="lr-tb"/>
    </style:style>
    <style:style style:name="P1" style:family="paragraph">
      <loext:graphic-properties draw:fill-color="#729fcf" draw:opacity="50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 draw:opacity="1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27cm" svg:x="4.175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svg:x="2.905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draw:transform="rotate (1.5707963267949) translate (7.985cm 11.79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draw:transform="rotate (1.5707963267949) translate (2.905cm 13.06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3.041cm" svg:y="1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8.098cm" svg:y="11.90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8.099cm" svg:y="6.843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3.046cm" svg:y="6.84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8cm" svg:height="8.255cm" svg:x="2.252cm" svg:y="5.76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127cm" svg:y1="12.43cm" svg:x2="7.667cm" svg:y2="12.43cm">
          <text:p/>
        </draw:line>
        <draw:custom-shape draw:style-name="gr5" draw:text-style-name="P6" draw:layer="layout" svg:width="0.635cm" svg:height="0.635cm" svg:x="6.08cm" svg:y="12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8cm" svg:height="8.255cm" svg:x="9.552cm" svg:y="5.762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08cm" svg:y1="10.525cm" svg:x2="6.397cm" svg:y2="12.112cm">
          <text:p/>
        </draw:line>
        <draw:custom-shape draw:style-name="gr7" draw:text-style-name="P8" draw:layer="layout" svg:width="3.556cm" svg:height="1.067cm" svg:x="4.31cm" svg:y="9.572cm">
          <text:p text:style-name="P7"><text:span text:style-name="T1">Sensorenbox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0T10:10:56.778040720</meta:creation-date>
    <dc:date>2021-05-24T11:51:32.172870216</dc:date>
    <meta:editing-duration>PT18M1S</meta:editing-duration>
    <meta:editing-cycles>10</meta:editing-cycles>
    <meta:generator>LibreOffice/7.1.3.2$Linux_X86_64 LibreOffice_project/10$Build-2</meta:generator>
    <meta:document-statistic meta:object-count="14"/>
  </office:meta>
</office:document-meta>
</file>